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PRESTIGI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EJIA FERNANDEZ, JOSUE LUIS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EM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6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EJIA FERNANDEZ, JOSUE LUIS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8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9087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57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02:03:2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